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0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1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39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13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7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5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06cm" svg:height="0.3cm" svg:x="5.733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3cm" svg:height="0.3cm" svg:x="8.467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9cm" svg:height="0.3cm" svg:x="14.981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0.395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9.442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2.22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1.268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37cm" svg:height="0.3cm" svg:x="17.839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5cm" svg:height="0.3cm" svg:x="16.863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8cm" svg:height="0.3cm" svg:x="14.09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21:10:17.133608445</dc:date>
    <meta:editing-duration>PT1H25M56S</meta:editing-duration>
    <meta:editing-cycles>24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401cm" svg:y="0cm" style:legend-expansion="custom" chartooo:width="14.207cm" chartooo:height="0.863cm" style:legend-expansion-aspect-ratio="16.4623406720742" chart:style-name="ch2"/>
        <chart:plot-area chart:style-name="ch3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54281306248394">
                <text:p>-0.154281306248394</text:p>
              </table:table-cell>
              <table:table-cell office:value-type="float" office:value="-0.539828008285737">
                <text:p>-0.539828008285737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297891304857734">
                <text:p>-0.297891304857734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30876990272977">
                <text:p>-0.063087699027297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371229698375874">
                <text:p>0.371229698375874</text:p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514271020827906">
                <text:p>-0.0514271020827906</text:p>
              </table:table-cell>
              <table:table-cell office:value-type="float" office:value="1.50021969744525">
                <text:p>1.50021969744525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45900614647355">
                <text:p>-0.645900614647355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77425558553057">
                <text:p>0.377425558553057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-1.70765661252903">
                <text:p>-1.70765661252903</text:p>
              </table:table-cell>
              <table:table-cell office:value-type="float" office:value="0">
                <text:p>0</text:p>
              </table:table-cell>
              <table:table-cell office:value-type="float" office:value="-2.63436208056915">
                <text:p>-2.63436208056915</text:p>
              </table:table-cell>
              <table:table-cell office:value-type="float" office:value="-0.220599421877377">
                <text:p>-0.220599421877377</text:p>
              </table:table-cell>
              <table:table-cell office:value-type="float" office:value="-0.231421959372602">
                <text:p>-0.231421959372602</text:p>
              </table:table-cell>
              <table:table-cell office:value-type="float" office:value="-0.464503169920283">
                <text:p>-0.464503169920283</text:p>
              </table:table-cell>
              <table:table-cell office:value-type="float" office:value="3.43991729939757">
                <text:p>3.43991729939757</text:p>
              </table:table-cell>
              <table:table-cell office:value-type="float" office:value="1.36332651670075">
                <text:p>1.36332651670075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26832926638121">
                <text:p>-0.0626832926638121</text:p>
              </table:table-cell>
              <table:table-cell office:value-type="float" office:value="0.909215017064846">
                <text:p>0.909215017064846</text:p>
              </table:table-cell>
              <table:table-cell office:value-type="float" office:value="-0.744869257214287">
                <text:p>-0.74486925721428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0.140607424071992">
                <text:p>0.140607424071992</text:p>
              </table:table-cell>
              <table:table-cell office:value-type="float" office:value="0.125767909834074">
                <text:p>0.125767909834074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63042782197465">
                <text:p>-0.463042782197465</text:p>
              </table:table-cell>
              <table:table-cell office:value-type="float" office:value="NaN">
                <text:p>NaN</text:p>
              </table:table-cell>
              <table:table-cell office:value-type="float" office:value="-0.0909213612482196">
                <text:p>-0.0909213612482196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11274074527694">
                <text:p>-2.11274074527694</text:p>
              </table:table-cell>
              <table:table-cell office:value-type="float" office:value="-2.65359100086531">
                <text:p>-2.65359100086531</text:p>
              </table:table-cell>
              <table:table-cell office:value-type="float" office:value="-0.243420051726773">
                <text:p>-0.243420051726773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408009541146193">
                <text:p>-0.408009541146193</text:p>
              </table:table-cell>
              <table:table-cell office:value-type="float" office:value="3.6145866752219">
                <text:p>3.6145866752219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574427530744925">
                <text:p>-0.574427530744925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0.920136518771331">
                <text:p>0.920136518771331</text:p>
              </table:table-cell>
              <table:table-cell office:value-type="float" office:value="-0.908948848838431">
                <text:p>-0.908948848838431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1.54043244594426">
                <text:p>1.54043244594426</text:p>
              </table:table-cell>
              <table:table-cell office:value-type="float" office:value="0.0580467276157237">
                <text:p>0.0580467276157237</text:p>
              </table:table-cell>
              <table:table-cell office:value-type="float" office:value="-0.0304928107334623">
                <text:p>-0.0304928107334623</text:p>
              </table:table-cell>
              <table:table-cell office:value-type="float" office:value="-0.320189157902506">
                <text:p>-0.320189157902506</text:p>
              </table:table-cell>
              <table:table-cell office:value-type="float" office:value="NaN">
                <text:p>NaN</text:p>
              </table:table-cell>
              <table:table-cell office:value-type="float" office:value="-0.122588197496776">
                <text:p>-0.122588197496776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1608499182769">
                <text:p>-2.71608499182769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332684702780739">
                <text:p>-0.332684702780739</text:p>
              </table:table-cell>
              <table:table-cell office:value-type="float" office:value="3.60032795066482">
                <text:p>3.60032795066482</text:p>
              </table:table-cell>
              <table:table-cell office:value-type="float" office:value="1.31220177232446">
                <text:p>1.31220177232446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06521512657569">
                <text:p>-1.06521512657569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0.0750592264208594">
                <text:p>0.0750592264208594</text:p>
              </table:table-cell>
              <table:table-cell office:value-type="float" office:value="-0.169946553040568">
                <text:p>-0.169946553040568</text:p>
              </table:table-cell>
              <table:table-cell office:value-type="float" office:value="NaN">
                <text:p>NaN</text:p>
              </table:table-cell>
              <table:table-cell office:value-type="float" office:value="-0.128367731601964">
                <text:p>-0.128367731601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